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6c6" officeooo:paragraph-rsid="001e16c6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16c6" officeooo:paragraph-rsid="001e16c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e16c6" officeooo:paragraph-rsid="001f3ca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fc6ba"/>
    </style:style>
    <style:style style:name="P5" style:family="paragraph" style:parent-style-name="Standard">
      <style:paragraph-properties fo:text-align="start" style:justify-single-word="false"/>
      <style:text-properties officeooo:rsid="001f3ca0" officeooo:paragraph-rsid="001f3ca0"/>
    </style:style>
    <style:style style:name="P6" style:family="paragraph" style:parent-style-name="Standard">
      <style:paragraph-properties fo:text-align="center" style:justify-single-word="false"/>
      <style:text-properties officeooo:rsid="001f3ca0" officeooo:paragraph-rsid="001f3ca0"/>
    </style:style>
    <style:style style:name="P7" style:family="paragraph" style:parent-style-name="Standard">
      <style:paragraph-properties fo:text-align="start" style:justify-single-word="false"/>
      <style:text-properties officeooo:rsid="0021365b" officeooo:paragraph-rsid="0021365b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365b" officeooo:paragraph-rsid="0021365b" style:font-size-asian="14pt" style:font-weight-asian="bold" style:font-size-complex="14pt" style:font-weight-complex="bold"/>
    </style:style>
    <style:style style:name="T1" style:family="text">
      <style:text-properties officeooo:rsid="001e16c6"/>
    </style:style>
    <style:style style:name="T2" style:family="text">
      <style:text-properties style:font-name="DejaVu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officeooo:rsid="001f3ca0"/>
    </style:style>
    <style:style style:name="T4" style:family="text">
      <style:text-properties fo:font-variant="normal" fo:text-transform="none" fo:color="#111111" style:font-name="Roboto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eps to start a REACT project from scratch with WEBPACK 4</text:span></text:p>
      <text:p text:style-name="P6"><text:span text:style-name="T2"/></text:p>
      <text:list xml:id="list2707712550" text:style-name="L1">
        <text:list-item>
          <text:p text:style-name="P2">Command-&gt; npm init </text:p>
          <text:p text:style-name="P2">This command creates the package.json file and it it basically the initialization of a react project from scratch.</text:p>
        </text:list-item>
        <text:list-item>
          <text:p text:style-name="P2">Command-&gt; npm i react react-dom</text:p>
          <text:p text:style-name="P2">This command is used to install react and react-dom.</text:p>
        </text:list-item>
        <text:list-item>
          <text:p text:style-name="P2">Command-&gt; npm i --save-dev webpack webpack-dev-server webpack-cli</text:p>
          <text:p text:style-name="P3"><text:span text:style-name="T3">This command installs following things-&gt;</text:span></text:p>
          <text:p text:style-name="P3"><text:tab/> Webpack bundles your assets together.</text:p>
          <text:p text:style-name="P3"><text:tab/> <text:s/>Webpack-dev-Server is used for live reload and stuff.</text:p>
          <text:p text:style-name="P3"><text:tab/> <text:s/>Webpack-cli is used to run webpack commands.</text:p>
          <text:p text:style-name="P3"><text:tab/> <text:s/>These are dev dependencies.</text:p>
          <text:p text:style-name="P3"/>
        </text:list-item>
        <text:list-item>
          <text:p text:style-name="P4"><text:span text:style-name="T4">npm i @babel/core babel-loader @babel/preset-env @babel/preset-react --save-dev</text:span><text:span text:style-name="T1"> html-webpack-plugin</text:span></text:p>
        </text:list-item>
      </text:list>
      <text:p text:style-name="P5"><text:tab/>React uses ES6 classes and babel is used to to convert the code in browser friendly script.</text:p>
      <text:p text:style-name="P5">Now lets configure our webpack file.</text:p>
      <text:p text:style-name="P5">Create a file named webpack.config.js </text:p>
      <text:p text:style-name="P5"/>
      <text:p text:style-name="P8">webpack.config.js</text:p>
      <text:p text:style-name="P7"/>
      <text:p text:style-name="P7">const path = require('path');</text:p>
      <text:p text:style-name="P7">const HtmlWebpackPlugin=require('html-webpack-plugin');</text:p>
      <text:p text:style-name="P7"/>
      <text:p text:style-name="P7">module.exports={</text:p>
      <text:p text:style-name="P7"><text:s text:c="4"/>entry: './src/index.js',</text:p>
      <text:p text:style-name="P7"><text:s text:c="4"/>output: {</text:p>
      <text:p text:style-name="P7"><text:s text:c="8"/>path: path.join(__dirname,'/dist'),</text:p>
      <text:p text:style-name="P7"><text:s text:c="8"/>filename:'index_bundle.js'</text:p>
      <text:p text:style-name="P7"><text:s text:c="4"/>},</text:p>
      <text:p text:style-name="P7"><text:s text:c="4"/>module:{</text:p>
      <text:p text:style-name="P7"><text:s text:c="8"/>rules:[</text:p>
      <text:p text:style-name="P7"><text:s text:c="12"/>{</text:p>
      <text:p text:style-name="P7"><text:s text:c="16"/>test: /\.js$/,</text:p>
      <text:p text:style-name="P7"><text:s text:c="16"/>exclude: /node_modules/,</text:p>
      <text:p text:style-name="P7"><text:s text:c="16"/>use: {</text:p>
      <text:p text:style-name="P7"><text:s text:c="20"/>loader: 'babel-loader'</text:p>
      <text:p text:style-name="P7"><text:s text:c="16"/>}</text:p>
      <text:p text:style-name="P7"><text:s text:c="12"/>}</text:p>
      <text:p text:style-name="P7"><text:s text:c="8"/>]</text:p>
      <text:p text:style-name="P7"><text:s text:c="4"/>},</text:p>
      <text:p text:style-name="P7"><text:s text:c="4"/>plugins: [</text:p>
      <text:p text:style-name="P7"><text:s text:c="8"/>new HtmlWebpackPlugin({</text:p>
      <text:p text:style-name="P7"><text:s text:c="12"/>template: './src/index.html'</text:p>
      <text:p text:style-name="P7"><text:s text:c="8"/>})</text:p>
      <text:p text:style-name="P7"><text:s text:c="4"/>]</text:p>
      <text:p text:style-name="P7">}</text:p>
      <text:p text:style-name="P7"/>
      <text:p text:style-name="P7"/>
      <text:p text:style-name="P8"><text:soft-page-break/>package.json</text:p>
      <text:p text:style-name="P8"/>
      <text:p text:style-name="P8"/>
      <text:p text:style-name="P7">"scripts": {</text:p>
      <text:p text:style-name="P7"><text:s text:c="4"/>"start": "webpack-dev-server --mode development --open --hot",</text:p>
      <text:p text:style-name="P7"><text:s text:c="4"/>"build": "webpack --mode production"</text:p>
      <text:p text:style-name="P7"><text:s text:c="2"/>},</text:p>
      <text:p text:style-name="P7"/>
      <text:p text:style-name="P8">.babelrc</text:p>
      <text:p text:style-name="P5">{</text:p>
      <text:p text:style-name="P5"><text:s text:c="4"/>"presets": ["@babel/preset-env", "@babel/preset-react"]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33:58.890758143</meta:creation-date>
    <dc:date>2020-01-28T12:21:26.355733131</dc:date>
    <meta:editing-duration>PT5M47S</meta:editing-duration>
    <meta:editing-cycles>1</meta:editing-cycles>
    <meta:document-statistic meta:table-count="0" meta:image-count="0" meta:object-count="0" meta:page-count="2" meta:paragraph-count="50" meta:word-count="188" meta:character-count="1588" meta:non-whitespace-character-count="1236"/>
    <meta:generator>LibreOffice/6.0.7.3$Linux_X86_64 LibreOffice_project/00m0$Build-3</meta:generator>
  </office:meta>
</office:document-meta>
</file>